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7e12"/>
    </style:style>
    <style:style style:name="P2" style:family="paragraph" style:parent-style-name="Standard">
      <style:text-properties officeooo:paragraph-rsid="0019153b"/>
    </style:style>
    <style:style style:name="P3" style:family="paragraph" style:parent-style-name="Standard">
      <style:text-properties officeooo:paragraph-rsid="001aca2c"/>
    </style:style>
    <style:style style:name="T1" style:family="text">
      <style:text-properties officeooo:rsid="0017be29"/>
    </style:style>
    <style:style style:name="T2" style:family="text">
      <style:text-properties officeooo:rsid="001aca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#include&lt;iostream&gt;<text:line-break/>#include&lt;sys/ipc.h&gt;<text:line-break/>#include&lt;sys/shm.h&gt;<text:line-break/>#include&lt;stdio.h&gt;<text:line-break/>using namespace std;<text:line-break/>int main()</text:p>
      <text:p text:style-name="P3"><text:line-break/>{</text:p>
      <text:p text:style-name="P3"><text:line-break/> <text:s text:c="3"/>// ftok to generate unique key</text:p>
      <text:p text:style-name="P3"><text:line-break/> <text:s text:c="3"/>key_t key = ftok("shmfile",65);</text:p>
      <text:p text:style-name="P3"><text:line-break/> <text:s text:c="3"/>// shmget returns an identifier in shmid</text:p>
      <text:p text:style-name="P3"><text:line-break/> <text:s text:c="3"/>int shmid = shmget(key,1024,0666|IPC_CREAT);</text:p>
      <text:p text:style-name="P3"><text:line-break/> <text:s text:c="3"/>// shmat to attach to shared memory</text:p>
      <text:p text:style-name="P3"><text:line-break/> <text:s text:c="3"/>char *str = (char*) shmat(shmid,(void*)0,0);</text:p>
      <text:p text:style-name="P3"><text:line-break/> <text:s text:c="3"/>printf("Data read from memory:Geeks for Geeks %s\n",str);</text:p>
      <text:p text:style-name="P3"><text:line-break/> <text:s text:c="3"/>//detach from shared memory</text:p>
      <text:p text:style-name="P3"><text:line-break/> <text:s text:c="3"/>shmdt(str);</text:p>
      <text:p text:style-name="P3"/>
      <text:p text:style-name="P3"><text:line-break/> <text:s text:c="3"/>// destroy the shared memory</text:p>
      <text:p text:style-name="P3"><text:line-break/> <text:s text:c="3"/>shmctl(shmid,IPC_RMID,NULL);</text:p>
      <text:p text:style-name="P3"><text:line-break/> <text:s text:c="3"/>return 0;</text:p>
      <text:p text:style-name="P3"><text:line-break/>}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11:19:27.870000000</meta:creation-date>
    <dc:date>2022-07-11T11:51:42.420000000</dc:date>
    <meta:editing-duration>PT32M13S</meta:editing-duration>
    <meta:editing-cycles>4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5" meta:word-count="64" meta:character-count="556" meta:non-whitespace-character-count="445"/>
  </office:meta>
</office:document-meta>
</file>